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Microsoft Sans Serif" svg:font-family="'Microsoft Sans Serif'"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8aec" officeooo:paragraph-rsid="00028aec"/>
    </style:style>
    <style:style style:name="P2" style:family="paragraph" style:parent-style-name="Standard">
      <style:paragraph-properties fo:text-align="center" style:justify-single-word="false"/>
      <style:text-properties officeooo:rsid="00028aec" officeooo:paragraph-rsid="00028aec"/>
    </style:style>
    <style:style style:name="P3" style:family="paragraph" style:parent-style-name="Standard">
      <style:paragraph-properties fo:text-align="end" style:justify-single-word="false"/>
      <style:text-properties officeooo:rsid="00028aec" officeooo:paragraph-rsid="00028aec"/>
    </style:style>
    <style:style style:name="P4" style:family="paragraph" style:parent-style-name="Standard">
      <style:paragraph-properties fo:text-align="justify" style:justify-single-word="false"/>
      <style:text-properties officeooo:rsid="00028aec" officeooo:paragraph-rsid="00091321"/>
    </style:style>
    <style:style style:name="P5" style:family="paragraph" style:parent-style-name="Standard">
      <style:text-properties fo:font-weight="bold" officeooo:rsid="00028aec" officeooo:paragraph-rsid="00028aec" style:font-weight-asian="bold" style:font-weight-complex="bold"/>
    </style:style>
    <style:style style:name="P6" style:family="paragraph" style:parent-style-name="Standard">
      <style:text-properties fo:font-weight="bold" officeooo:rsid="000321ff" officeooo:paragraph-rsid="000321ff" style:font-weight-asian="bold" style:font-weight-complex="bold"/>
    </style:style>
    <style:style style:name="P7" style:family="paragraph" style:parent-style-name="Standard">
      <style:text-properties officeooo:rsid="000321ff" officeooo:paragraph-rsid="000321ff"/>
    </style:style>
    <style:style style:name="P8" style:family="paragraph" style:parent-style-name="Standard">
      <style:text-properties fo:font-style="italic" officeooo:rsid="00028aec" officeooo:paragraph-rsid="00028aec" style:font-style-asian="italic" style:font-style-complex="italic"/>
    </style:style>
    <style:style style:name="P9" style:family="paragraph" style:parent-style-name="Standard">
      <style:text-properties style:text-underline-style="solid" style:text-underline-width="auto" style:text-underline-color="font-color" officeooo:rsid="00028aec" officeooo:paragraph-rsid="00028aec"/>
    </style:style>
    <style:style style:name="P10" style:family="paragraph" style:parent-style-name="Standard">
      <style:text-properties style:text-line-through-style="solid" style:text-line-through-type="single" officeooo:rsid="00028aec" officeooo:paragraph-rsid="00028aec"/>
    </style:style>
    <style:style style:name="P11" style:family="paragraph" style:parent-style-name="Standard">
      <style:text-properties fo:color="#ff0000" officeooo:rsid="00028aec" officeooo:paragraph-rsid="00028aec"/>
    </style:style>
    <style:style style:name="P12" style:family="paragraph" style:parent-style-name="Standard">
      <style:text-properties fo:color="#0000ff" officeooo:rsid="00028aec" officeooo:paragraph-rsid="00028aec"/>
    </style:style>
    <style:style style:name="P13" style:family="paragraph" style:parent-style-name="Standard">
      <style:text-properties officeooo:rsid="00028aec" officeooo:paragraph-rsid="00028aec" fo:background-color="#ffff00"/>
    </style:style>
    <style:style style:name="P14" style:family="paragraph" style:parent-style-name="Standard">
      <style:text-properties officeooo:rsid="00028aec" officeooo:paragraph-rsid="00028aec" fo:background-color="#00ff00"/>
    </style:style>
    <style:style style:name="P15" style:family="paragraph" style:parent-style-name="Standard">
      <style:text-properties officeooo:rsid="0009f345" officeooo:paragraph-rsid="0009f345"/>
    </style:style>
    <style:style style:name="P16" style:family="paragraph" style:parent-style-name="Standard">
      <style:text-properties style:text-position="super 58%" officeooo:rsid="0009f345" officeooo:paragraph-rsid="0009f345"/>
    </style:style>
    <style:style style:name="P17" style:family="paragraph" style:parent-style-name="Standard">
      <style:text-properties style:text-position="sub 58%" officeooo:rsid="0009f345" officeooo:paragraph-rsid="0009f345"/>
    </style:style>
    <style:style style:name="P18" style:family="paragraph" style:parent-style-name="Standard">
      <style:paragraph-properties fo:break-before="page"/>
      <style:text-properties fo:font-weight="bold" officeooo:rsid="000321ff" officeooo:paragraph-rsid="000321ff" style:font-weight-asian="bold" style:font-weight-complex="bold"/>
    </style:style>
    <style:style style:name="T1" style:family="text">
      <style:text-properties officeooo:rsid="00040949"/>
    </style:style>
    <style:style style:name="T2" style:family="text">
      <style:text-properties officeooo:rsid="000913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MATIERUNGS TEST DOKUMENT</text:p>
      <text:p text:style-name="P1"/>
      <text:p text:style-name="P1">Das Dokument ist immer aufgeteilt, in eine Zeile (oder Absatztext) mit dem erwarteten Ergebnis und der Zeile (oder Absatz) darunter mit dem Platzhalter, der das identische Ergebnis erzeugen soll. Die Benennung der Testfälle erfolg<text:span text:style-name="T1">t</text:span> ausschließlich durch die Bezeichnung der Platzhalter.</text:p>
      <text:p text:style-name="P1"/>
      <text:p text:style-name="P6">ABSATZ FORMATIERUNGEN FONT-STYLE</text:p>
      <text:p text:style-name="P1"/>
      <text:p text:style-name="P5">Ein Absatztext, eine Formatierung: Bold.</text:p>
      <text:p text:style-name="P1"/>
      <text:p text:style-name="P1"/>
      <text:p text:style-name="P8">Ein Absatztext, eine Formatierung: Italic.</text:p>
      <text:p text:style-name="P1"/>
      <text:p text:style-name="P1"/>
      <text:p text:style-name="P9">Ein Absatztext, eine Formatierung: Underline (Simple Underline).</text:p>
      <text:p text:style-name="P1"/>
      <text:p text:style-name="P1"/>
      <text:p text:style-name="P10">Ein Absatztext, eine Formatierung: Strikethrough.</text:p>
      <text:p text:style-name="P1"/>
      <text:p text:style-name="P1"/>
      <text:p text:style-name="P11">Ein Absatztext, eine Formatierung: Color Red.</text:p>
      <text:p text:style-name="P1"/>
      <text:p text:style-name="P1"/>
      <text:p text:style-name="P12">Ein Absatztext, eine Formatierung: Color Blue.</text:p>
      <text:p text:style-name="P1"/>
      <text:p text:style-name="P1"/>
      <text:p text:style-name="P13">Ein Absatztext, eine Formatierung: Highlight-Color Yellow.</text:p>
      <text:p text:style-name="P1"/>
      <text:p text:style-name="P1"/>
      <text:p text:style-name="P14">Ein Absatztext, eine Formatierung: Highlight-Color Green.</text:p>
      <text:p text:style-name="P1"/>
      <text:p text:style-name="P1"/>
      <text:p text:style-name="P16">Ein Absatztext, eine Formatierung: Superscript.</text:p>
      <text:p text:style-name="P15"/>
      <text:p text:style-name="P15"/>
      <text:p text:style-name="P17">Ein Absatztext, eine Formatierung: Subscript.</text:p>
      <text:p text:style-name="P15"/>
      <text:p text:style-name="P15"/>
      <text:p text:style-name="P15"/>
      <text:p text:style-name="P1"/>
      <text:p text:style-name="P1"/>
      <text:p text:style-name="P1"/>
      <text:p text:style-name="P18">ABSATZ FORMATIERUNGEN PARAGRAPH LAYOUT/ALIGNMENT</text:p>
      <text:p text:style-name="P7"/>
      <text:p text:style-name="P1">Ein Absatztext, eine Formatierung: Align Left.</text:p>
      <text:p text:style-name="P1"/>
      <text:p text:style-name="P1"/>
      <text:p text:style-name="P2">Ein Absatztext, eine Formatierung: Align Center.</text:p>
      <text:p text:style-name="P1"/>
      <text:p text:style-name="P1"/>
      <text:p text:style-name="P3">Ein Absatztext, eine Formatierung: Align Right.</text:p>
      <text:p text:style-name="P1"/>
      <text:p text:style-name="P1"/>
      <text:p text:style-name="P4">Ein Absatztext, eine Formatierung: Align Justified –<text:span text:style-name="T2"> Align Justified </text:span>–<text:span text:style-name="T2"> Align Justified </text:span>–<text:span text:style-name="T2"> Align Justified </text:span>–<text:span text:style-name="T2"> Align Justified </text:span>–<text:span text:style-name="T2"> Align Justified </text:span>–<text:span text:style-name="T2"> Align Justified</text:span>.</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Microsoft Sans Serif" svg:font-family="'Microsoft Sans Serif'"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5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Arial" fo:font-size="10.5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Microsoft Sans Serif" fo:font-family="'Microsoft Sans Serif'"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Microsoft Sans Serif" fo:font-family="'Microsoft Sans Serif'"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Microsoft Sans Serif" fo:font-family="'Microsoft Sans Serif'"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icrosoft Sans Serif" fo:font-family="'Microsoft Sans Serif'" style:font-family-generic="swis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2:36:10.739000000</meta:creation-date>
    <dc:date>2019-03-09T13:14:41.113000000</dc:date>
    <meta:editing-duration>PT28M16S</meta:editing-duration>
    <meta:editing-cycles>8</meta:editing-cycles>
    <meta:generator>LibreOffice/5.3.7.2$Windows_X86_64 LibreOffice_project/6b8ed514a9f8b44d37a1b96673cbbdd077e24059</meta:generator>
    <meta:document-statistic meta:table-count="0" meta:image-count="0" meta:object-count="0" meta:page-count="2" meta:paragraph-count="18" meta:word-count="142" meta:character-count="1185" meta:non-whitespace-character-count="1055"/>
  </office:meta>
</office:document-meta>
</file>